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9.92mm"/>
    </style:style>
    <style:style style:name="co2" style:family="table-column">
      <style:table-column-properties fo:break-before="auto" style:column-width="426.28mm"/>
    </style:style>
    <style:style style:name="co3" style:family="table-column">
      <style:table-column-properties fo:break-before="auto" style:column-width="22.58mm"/>
    </style:style>
    <style:style style:name="co4" style:family="table-column">
      <style:table-column-properties fo:break-before="auto" style:column-width="365.8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iagnosis" table:style-name="ta1">
        <table:table-column table:style-name="co1" table:default-cell-style-name="Default"/>
        <table:table-column table:style-name="co2" table:default-cell-style-name="Default"/>
        <table:table-row table:style-name="ro1">
          <table:table-cell office:value-type="string" calcext:value-type="string">
            <text:p>Description</text:p>
          </table:table-cell>
          <table:table-cell office:value-type="string" calcext:value-type="string">
            <text:p>Paper__-</text:p>
          </table:table-cell>
        </table:table-row>
        <table:table-row table:style-name="ro1">
          <table:table-cell office:value-type="string" calcext:value-type="string">
            <text:p>A 58-year-old African-American woman presents to the ER with episodic pressing/burning anterior chest pain that began two days earlier for the first time in her life. The pain started while she was walking, radiates to the back, and is accompanied by nausea, diaphoresis and mild dyspnea, but is not increased on inspiration. The latest episode of pain ended half an hour prior to her arrival. She is known to have hypertension and obesity. She denies smoking, diabetes, hypercholesterolemia, or a family history of heart disease. She currently takes no medications. Physical examination is normal. The EKG shows nonspecific changes.</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n 8-year-old male presents in March to the ER with fever up to 39 C, dyspnea and cough for 2 days. He has just returned from a 5 day vacation in Colorado. Parents report that prior to the onset of fever and cough, he had loose stools. He denies upper respiratory tract symptoms. On examination he is in respiratory distress and has bronchial respiratory sounds on the left. A chest x-ray shows bilateral lung infiltrates.</text:p>
          </table:table-cell>
          <table:table-cell office:value-type="string" calcext:value-type="string">
            <text:p>Early clinical signs in neonates with hypoxic ischemic encephalopathy predict an abnormal amplitude-integrated electroencephalogram at age 6 hours</text:p>
          </table:table-cell>
        </table:table-row>
        <table:table-row table:style-name="ro1">
          <table:table-cell/>
          <table:table-cell office:value-type="string" calcext:value-type="string">
            <text:p>Left Ventricular Dyssynchrony After Acute Myocardial Infarction is a Powerful Indicator of Left Ventricular Remodeling</text:p>
          </table:table-cell>
        </table:table-row>
        <table:table-row table:style-name="ro1">
          <table:table-cell/>
          <table:table-cell office:value-type="string" calcext:value-type="string">
            <text:p>The impact of hyperactivity and leptin on recovery from anorexia nervosa</text:p>
          </table:table-cell>
        </table:table-row>
        <table:table-row table:style-name="ro1">
          <table:table-cell/>
          <table:table-cell office:value-type="string" calcext:value-type="string">
            <text:p>Performance of HbA&lt;sub&gt;1c&lt;/sub&gt; as an Early Diagnostic Indicator of Type 1 Diabetes in Children and Youth</text:p>
          </table:table-cell>
        </table:table-row>
        <table:table-row table:style-name="ro1">
          <table:table-cell/>
          <table:table-cell office:value-type="string" calcext:value-type="string">
            <text:p>Ultrasound-Guided Fine-Needle Aspiration Biopsy of Thyroid Nodules Smaller Than 5 mm in the Maximum Diameter: Assessment of Efficacy and Pathological Findings</text:p>
          </table:table-cell>
        </table:table-row>
        <table:table-row table:style-name="ro1">
          <table:table-cell/>
          <table:table-cell office:value-type="string" calcext:value-type="string">
            <text:p>Uric Acid as a Risk Factor for Cardiovascular Disease and Mortality in Overweight/Obese Individuals</text:p>
          </table:table-cell>
        </table:table-row>
        <table:table-row table:style-name="ro1">
          <table:table-cell/>
          <table:table-cell office:value-type="string" calcext:value-type="string">
            <text:p>Poststroke Fatigue: Who Is at Risk for an Increase in Fatigue?</text:p>
          </table:table-cell>
        </table:table-row>
        <table:table-row table:style-name="ro1">
          <table:table-cell/>
          <table:table-cell office:value-type="string" calcext:value-type="string">
            <text:p>Comparative Value of Simple Inflammatory Markers in the Prediction of Left Ventricular Systolic Dysfunction in <text:s/>Postacute Coronary Syndrome Patients</text:p>
          </table:table-cell>
        </table:table-row>
        <table:table-row table:style-name="ro1">
          <table:table-cell/>
          <table:table-cell office:value-type="string" calcext:value-type="string">
            <text:p>Fibroproliferative changes on high-resolution CT in the acute respiratory distress syndrome predict mortality and ventilator dependency: a prospective observational cohort study</text:p>
          </table:table-cell>
        </table:table-row>
        <table:table-row table:style-name="ro1">
          <table:table-cell/>
          <table:table-cell office:value-type="string" calcext:value-type="string">
            <text:p>Validating the Johns Hopkins ACG Case-Mix System of the elderly in Swedish primary health care</text:p>
          </table:table-cell>
        </table:table-row>
        <table:table-row table:style-name="ro1">
          <table:table-cell office:value-type="string" calcext:value-type="string">
            <text:p>A 58-year-old nonsmoker white female with mild exertional dyspnea and occasional cough is found to have a left lung mass on chest x-ray. She is otherwise asymptomatic. A neurologic examination is unremarkable, but a CT scan of the head shows a solitary mass in the right frontal lobe.</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2-year-old boy is brought to the emergency department by his parents for 5 days of high fever and irritability. The physical exam reveals conjunctivitis, strawberry tongue, inflammation of the hands and feet, desquamation of the skin of the fingers and toes, and cervical lymphadenopathy with the smallest node at 1.5 cm. The abdominal exam demonstrates tenderness and enlarged liver. Laboratory tests report elevated alanine aminotransferase, white blood cell count of 17,580/mm, albumin 2.1 g/dL, C-reactive protein 4.5 mg, erythrocyte sedimentation rate 60 mm/h, mild normochromic, normocytic anemia, and leukocytes in urine of 20/mL with no bacteria identified. The echocardiogram shows moderate dilation of the coronary arteries with possible coronary artery aneurysm.</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56-year-old female on 20th day post-left mastectomy presents to the emergency department complaining of shortness of breath and malaise. The patient says that she has remained in bed for the last two weeks. The physical examination reveals tenderness on the left upper thoracic wall and right calf. The surgical incision shows no bleeding or signs of infection. Pulmonary auscultation is significant for bilateral decreased breath sounds, especially at the right base. Laboratory tests reveal an elevated D-dimer.</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64-year-old obese female with diagnosis of diabetes mellitus and persistently elevated HbA1c. She is reluctant to see a nutritionist and is not compliant with her diabetes medication or exercise. She complains of a painful skin lesion on the left lower leg. She has tried using topical lotions and creams but the lesion has increased in size and is now oozing.</text:p>
          </table:table-cell>
          <table:table-cell office:value-type="string" calcext:value-type="string">
            <text:p>Variation in diabetes care by age: opportunities for customization of care</text:p>
          </table:table-cell>
        </table:table-row>
        <table:table-row table:style-name="ro1">
          <table:table-cell/>
          <table:table-cell office:value-type="string" calcext:value-type="string">
            <text:p>Diagnostic accuracy of 64-slice computed tomography coronary angiography for the detection of in-stent restenosis: A meta-analysis</text:p>
          </table:table-cell>
        </table:table-row>
        <table:table-row table:style-name="ro1">
          <table:table-cell/>
          <table:table-cell office:value-type="string" calcext:value-type="string">
            <text:p>Uterine carcinosarcomas: 8-year single center experience of 25 cases</text:p>
          </table:table-cell>
        </table:table-row>
        <table:table-row table:style-name="ro1">
          <table:table-cell/>
          <table:table-cell office:value-type="string" calcext:value-type="string">
            <text:p>MPT 64 Antigen detection for Rapid confirmation of &lt;italic&gt;M.tuberculosis &lt;/italic&gt;isolates</text:p>
          </table:table-cell>
        </table:table-row>
        <table:table-row table:style-name="ro1">
          <table:table-cell/>
          <table:table-cell office:value-type="string" calcext:value-type="string">
            <text:p>Diagnostic Accuracy and Clinical Outcomes of ECG-Gated, Whole Chest CT in the Emergency Department</text:p>
          </table:table-cell>
        </table:table-row>
        <table:table-row table:style-name="ro1">
          <table:table-cell/>
          <table:table-cell office:value-type="string" calcext:value-type="string">
            <text:p>Diagnostic performance of 64-row coronary CT angiography in detecting significant stenosis as compared with conventional invasive coronary angiography</text:p>
          </table:table-cell>
        </table:table-row>
        <table:table-row table:style-name="ro1">
          <table:table-cell/>
          <table:table-cell office:value-type="string" calcext:value-type="string">
            <text:p>NT-proBNP Best Predictor of Cardiovascular Events and Cardiovascular Mortality in Secondary Prevention in Very Old Age: The Leiden 85-Plus Study</text:p>
          </table:table-cell>
        </table:table-row>
        <table:table-row table:style-name="ro1">
          <table:table-cell/>
          <table:table-cell office:value-type="string" calcext:value-type="string">
            <text:p>Computer-Aided Analysis of 64-Slice Coronary Computed Tomography Angiography: a Comparison with Manual Interpretation</text:p>
          </table:table-cell>
        </table:table-row>
        <table:table-row table:style-name="ro1">
          <table:table-cell/>
          <table:table-cell office:value-type="string" calcext:value-type="string">
            <text:p>Accuracy of administrative databases in identifying patients with hypertension</text:p>
          </table:table-cell>
        </table:table-row>
        <table:table-row table:style-name="ro1">
          <table:table-cell/>
          <table:table-cell office:value-type="string" calcext:value-type="string">
            <text:p>Determination of clinical and demographic predictors of laboratory-confirmed influenza with subtype analysis</text:p>
          </table:table-cell>
        </table:table-row>
        <table:table-row table:style-name="ro1">
          <table:table-cell office:value-type="string" calcext:value-type="string">
            <text:p>A 26-year-old obese woman with a history of bipolar disorder complains that her recent struggles with her weight and eating have caused her to feel depressed. She states that she has recently had difficulty sleeping and feels excessively anxious and agitated. She also states that she has had thoughts of suicide. She often finds herself fidgety and unable to sit still for extended periods of time. Her family tells her that she is increasingly irritable. Her current medications include lithium carbonate and zolpidem.</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62-year-old man sees a neurologist for progressive memory loss and jerking movements of the lower extremities. Neurologic examination confirms severe cognitive deficits and memory dysfunction. An electroencephalogram shows generalized periodic sharp waves. Neuroimaging studies show moderately advanced cerebral atrophy. A cortical biopsy shows diffuse vacuolar changes of the gray matter with reactive astrocytosis but no inflammatory infiltration.</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43-year-old woman visits her dermatologist for lesions on her neck. On examination, multiple lesions are seen. Each lesion is small soft, and pedunculated. The largest lesion is about 4 mm in diameter. The color of different lesions varies from flesh colored to slightly hyperpigmented.</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physician is called to see a 67-year-old woman who underwent cardiac catheterization via the right femoral artery earlier in the morning. She is now complaining of a cool right foot. Upon examination she has a pulsatile mass in her right groin with loss of distal pulses, and auscultation reveals a bruit over the point at which the right femoral artery was entered.</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40-year-old woman with no past medical history presents to the ER with excruciating pain in her right arm that had started 1 hour prior to her admission. She denies trauma. On examination she is pale and in moderate discomfort, as well as tachypneic and tachycardic. Her body temperature is normal and her blood pressure is 80/60. Her right arm has no discoloration or movement limitation.</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25-year-old woman presents to the clinic complaining of prolonged fatigue. She denies difficulty sleeping and sleeps an average of 8 hours a night. She also notes hair loss, a change in her voice and weight gain during the previous 6 months. She complains of cold intolerance. On examination she has a prominent, soft, uniform anterior cervical mass at the midline.</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30-year-old generally healthy woman presents with shortness of breath that had started 2 hours before admission. She has had no health problems in the past besides 2 natural abortions. She had given birth to a healthy child 3 weeks before. On examination, she is apprehensive, tachypneic and tachycardic, her blood pressure is 110/70 and her oxygen saturation 92%. Otherwise, physical examination is unremarkable. Her chest x-ray and CBC are normal.</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n 85-year-old man is brought to the ER because of gradual decrease in his level of consciousness. In the last 3 days he stopped walking and eating by himself. He has had no fever, cough, rash or diarrhea. His daughter recalls that he had been involved in a car accident 3 weeks prior to his admission and had a normal head CT at that time.</text:p>
          </table:table-cell>
          <table:table-cell office:value-type="string" calcext:value-type="string">
            <text:p>Early clinical signs in neonates with hypoxic ischemic encephalopathy predict an abnormal amplitude-integrated electroencephalogram at age 6 hours</text:p>
          </table:table-cell>
        </table:table-row>
        <table:table-row table:style-name="ro1">
          <table:table-cell/>
          <table:table-cell office:value-type="string" calcext:value-type="string">
            <text:p>Left Ventricular Dyssynchrony After Acute Myocardial Infarction is a Powerful Indicator of Left Ventricular Remodeling</text:p>
          </table:table-cell>
        </table:table-row>
        <table:table-row table:style-name="ro1">
          <table:table-cell/>
          <table:table-cell office:value-type="string" calcext:value-type="string">
            <text:p>The impact of hyperactivity and leptin on recovery from anorexia nervosa</text:p>
          </table:table-cell>
        </table:table-row>
        <table:table-row table:style-name="ro1">
          <table:table-cell/>
          <table:table-cell office:value-type="string" calcext:value-type="string">
            <text:p>Performance of HbA&lt;sub&gt;1c&lt;/sub&gt; as an Early Diagnostic Indicator of Type 1 Diabetes in Children and Youth</text:p>
          </table:table-cell>
        </table:table-row>
        <table:table-row table:style-name="ro1">
          <table:table-cell/>
          <table:table-cell office:value-type="string" calcext:value-type="string">
            <text:p>Ultrasound-Guided Fine-Needle Aspiration Biopsy of Thyroid Nodules Smaller Than 5 mm in the Maximum Diameter: Assessment of Efficacy and Pathological Findings</text:p>
          </table:table-cell>
        </table:table-row>
        <table:table-row table:style-name="ro1">
          <table:table-cell/>
          <table:table-cell office:value-type="string" calcext:value-type="string">
            <text:p>Uric Acid as a Risk Factor for Cardiovascular Disease and Mortality in Overweight/Obese Individuals</text:p>
          </table:table-cell>
        </table:table-row>
        <table:table-row table:style-name="ro1">
          <table:table-cell/>
          <table:table-cell office:value-type="string" calcext:value-type="string">
            <text:p>Poststroke Fatigue: Who Is at Risk for an Increase in Fatigue?</text:p>
          </table:table-cell>
        </table:table-row>
        <table:table-row table:style-name="ro1">
          <table:table-cell/>
          <table:table-cell office:value-type="string" calcext:value-type="string">
            <text:p>Comparative Value of Simple Inflammatory Markers in the Prediction of Left Ventricular Systolic Dysfunction in <text:s/>Postacute Coronary Syndrome Patients</text:p>
          </table:table-cell>
        </table:table-row>
        <table:table-row table:style-name="ro1">
          <table:table-cell/>
          <table:table-cell office:value-type="string" calcext:value-type="string">
            <text:p>Fibroproliferative changes on high-resolution CT in the acute respiratory distress syndrome predict mortality and ventilator dependency: a prospective observational cohort study</text:p>
          </table:table-cell>
        </table:table-row>
        <table:table-row table:style-name="ro1">
          <table:table-cell/>
          <table:table-cell office:value-type="string" calcext:value-type="string">
            <text:p>Validating the Johns Hopkins ACG Case-Mix System of the elderly in Swedish primary health care</text:p>
          </table:table-cell>
        </table:table-row>
        <table:table-row table:style-name="ro1">
          <table:table-cell office:value-type="string" calcext:value-type="string">
            <text:p>A 36-year-old woman presents to the emergency department with 12 weeks of amenorrhea, vaginal spotting that has increased since yesterday, lower abdominal tenderness, nausea and vomiting. The physical exam reveals overall tender abdomen, 18-week sized uterus, and cervical dilation of 2 cm. The complete blood count and biochemical profile are normal. Point of care pregnancy test with cut-off sensitivity of 25 mIU/ml Beta-HCG is negative. The ultrasound reports enlarged uterus (12 cm x 9 cm x 7 cms) with multiple cystic areas in the interior. The differential diagnosis includes vesicular mole vs fibroid degeneration.</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28-year-old female with neck and shoulder pain and left hand and arm paresthesias three weeks after returning from a trip to California where she attended a stray animal recovery campaign. Her physical exam was unremarkable except for slight tremors and almost imperceptible spasticity. She was prescribed NSAIDS and a topical muscle relaxant. She was brought in to the ER three days later with spastic arm movements, sweating, increasing agitation and anxiety, malaise, difficultly swallowing and marked hydrophobia, and was immediately hospitalized.</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48-year-old white male with history of common variable immunodeficiency (CVID) with acute abdominal pain, fever, dehydration, HR of 132 bpm, BP 80/40. The physical examination is remarkable for tenderness and positive Murphy sign. Abdominal ultrasound shows hepatomegaly and abundant free intraperitoneal fluid. Exploratory laparotomy reveals a ruptured liver abscess, which is then surgically drained. After surgery, the patient is taken to the ICU.</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6-month-old male infant has a urine output of less than 0.2 mL/kg/hr shortly after undergoing major surgery. On examination, he has generalized edema. His blood pressure is 115/80 mm Hg, his pulse is 141/min, and his respirations are 18/min. His blood urea nitrogen is 33 mg/dL, and his serum creatinine is 1.3 mg/dL. Initial urinalysis shows specific gravity of 1.017. Microscopic examination of the urine sample reveals 1 WBC per high-power field (HPF), 18 RBCs per HPF, and 5 granular casts per HPF. His fractional excretion of sodium is 3.3%.</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52-year-old African American man with a history of heavy smoking and drinking, describes progressive dysphagia that began several months ago. He first noticed difficulty swallowing meat. His trouble swallowing then progressed to include other solid foods, soft foods, and then liquids. He is able to locate the point where food is obstructed at the lower end of his sternum. He has lost a total of 25 pounds.</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32-year-old woman is admitted to the ER following a car accident. She has sustained multiple injuries including upper and lower extremity fractures. She is fully awake and alert, and she reports that she was not wearing a seat belt. Her blood pressure is 134/74 mm Hg, and her pulse is 87/min. Physical examination reveals a tender abdomen with guarding and rebound in all four quadrants. She has no bowel sounds.</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21-year-old female is evaluated for progressive arthralgias and malaise. On examination she is found to have alopecia, a rash mainly distributed on the bridge of her nose and her cheeks, a delicate non-palpable purpura on her calves, and swelling and tenderness of her wrists and ankles. Her lab shows normocytic anemia, thrombocytopenia, a 4/4 positive ANA and anti-dsDNA. Her urine is positive for protein and RBC casts.</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15-year-old girl presents to the ER with abdominal pain. The pain appeared gradually and was periumbilical at first, localizing to the right lower quadrant over hours. She has had no appetite since yesterday but denies diarrhea. She has had no sexual partners and her menses are regular. On examination, she has localized rebound tenderness over the right lower quadrant. On an abdominal ultrasound, a markedly edematous appendix is seen.</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63-year-old man presents with cough and shortness of breath. His past medical history is notable for heavy smoking, spinal stenosis, diabetes, hypothyroidism and mild psoriasis. He also has a family history of early onset dementia. His symptoms began about a week prior to his admission, with productive cough, purulent sputum and difficulty breathing, requiring him to use his home oxygen for the past 24 hours. He denies fever. On examination he is cyanotic, tachypneic, with a barrel shaped chest and diffuse rales over his lungs. A chest x-ray is notable for hyperinflation with no consolidation.</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33-year-old male athlete presented to the ER with acute abdominal pain. Family member says the patient fell off his bike a week earlier and suffered blunt trauma to the left hemi-abdomen, and he has had mild abdominal pain since that day. The patient's history is negative for smoking, drugs, and alcohol. BP\: 60/30 mmHg, HR\: 140/min. The patient is pale, the physical examination of the abdomen revealed muscle contraction and resistance. Emergency ultrasound and CT scan of the abdomen reveal extended intraperitoneal hemorrhage due to spleen rupture.</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n 8-year-old boy fell from his bike striking his left temple on the pavement. There was no immediate loss of consciousness, and a brief examination at the scene noted his pupils were symmetrical, reactive to the light, and he was moving all four limbs. Half an hour after the fall the child became drowsy, pale, and vomited. He was transferred to the emergency department. Upon arrival the heart rate was 52/min, blood pressure of 155/98. The Glasgow Coma Scale (GCS) was 6/15, the pupils were asymmetrical and movement of the right upper and lower extremities was impaired. The neurosurgical team advised deferring the CT scan in favor of initiating immediate treatment.</text:p>
          </table:table-cell>
          <table:table-cell office:value-type="string" calcext:value-type="string">
            <text:p>Early clinical signs in neonates with hypoxic ischemic encephalopathy predict an abnormal amplitude-integrated electroencephalogram at age 6 hours</text:p>
          </table:table-cell>
        </table:table-row>
        <table:table-row table:style-name="ro1">
          <table:table-cell/>
          <table:table-cell office:value-type="string" calcext:value-type="string">
            <text:p>Left Ventricular Dyssynchrony After Acute Myocardial Infarction is a Powerful Indicator of Left Ventricular Remodeling</text:p>
          </table:table-cell>
        </table:table-row>
        <table:table-row table:style-name="ro1">
          <table:table-cell/>
          <table:table-cell office:value-type="string" calcext:value-type="string">
            <text:p>The impact of hyperactivity and leptin on recovery from anorexia nervosa</text:p>
          </table:table-cell>
        </table:table-row>
        <table:table-row table:style-name="ro1">
          <table:table-cell/>
          <table:table-cell office:value-type="string" calcext:value-type="string">
            <text:p>Performance of HbA&lt;sub&gt;1c&lt;/sub&gt; as an Early Diagnostic Indicator of Type 1 Diabetes in Children and Youth</text:p>
          </table:table-cell>
        </table:table-row>
        <table:table-row table:style-name="ro1">
          <table:table-cell/>
          <table:table-cell office:value-type="string" calcext:value-type="string">
            <text:p>Ultrasound-Guided Fine-Needle Aspiration Biopsy of Thyroid Nodules Smaller Than 5 mm in the Maximum Diameter: Assessment of Efficacy and Pathological Findings</text:p>
          </table:table-cell>
        </table:table-row>
        <table:table-row table:style-name="ro1">
          <table:table-cell/>
          <table:table-cell office:value-type="string" calcext:value-type="string">
            <text:p>Uric Acid as a Risk Factor for Cardiovascular Disease and Mortality in Overweight/Obese Individuals</text:p>
          </table:table-cell>
        </table:table-row>
        <table:table-row table:style-name="ro1">
          <table:table-cell/>
          <table:table-cell office:value-type="string" calcext:value-type="string">
            <text:p>Poststroke Fatigue: Who Is at Risk for an Increase in Fatigue?</text:p>
          </table:table-cell>
        </table:table-row>
        <table:table-row table:style-name="ro1">
          <table:table-cell/>
          <table:table-cell office:value-type="string" calcext:value-type="string">
            <text:p>Comparative Value of Simple Inflammatory Markers in the Prediction of Left Ventricular Systolic Dysfunction in <text:s/>Postacute Coronary Syndrome Patients</text:p>
          </table:table-cell>
        </table:table-row>
        <table:table-row table:style-name="ro1">
          <table:table-cell/>
          <table:table-cell office:value-type="string" calcext:value-type="string">
            <text:p>Fibroproliferative changes on high-resolution CT in the acute respiratory distress syndrome predict mortality and ventilator dependency: a prospective observational cohort study</text:p>
          </table:table-cell>
        </table:table-row>
        <table:table-row table:style-name="ro1">
          <table:table-cell/>
          <table:table-cell office:value-type="string" calcext:value-type="string">
            <text:p>Validating the Johns Hopkins ACG Case-Mix System of the elderly in Swedish primary health care</text:p>
          </table:table-cell>
        </table:table-row>
        <table:table-row table:style-name="ro1">
          <table:table-cell office:value-type="string" calcext:value-type="string">
            <text:p>A group of 14 humanitarian service workers is preparing a trip to the Amazon Rainforest region in Brazil. All the members of the group have traveled on multiple occasions and have up-to-date vaccine certificates. Malaria Chemoprophylaxis is indicated but three of the women are in different stages of pregnancy.</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21-year-old college student undergoes colonoscopy due to family history of multiple polyps in his older siblings. His brother underwent total proctocolectomy at age 22, and his sister underwent a total proctocolectomy at age 28, after both were found to have hundreds of colonic adenomas on colonoscopy. Both siblings are currently well without any findings of neoplasms. The patient undergoes sigmoidoscopy and is found to have dozens of small colonic polyps within rectosigmoid. Several of these are biopsied and are all benign adenomas.</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31-year-old woman is seen in clinic with amenorrhea. She had menarche at age 14 and has had normal periods since then. However, her last menstrual period was 7 months ago. She also complains of an occasional milky nipple discharge. She is currently taking no mediations and would like to become pregnant soon. Examination shows a whitish nipple discharge bilaterally, but the rest of the examination is normal. Urine human chorionic gonadotropin (hCG) is negative, thyroid stimulating hormone (TSH) is normal, but prolactin is elevated.</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51-year-old woman is seen in clinic for advice on osteoporosis. She has a past medical history of significant hypertension and diet-controlled diabetes mellitus. She currently smokes 1 pack of cigarettes per day. She was documented by previous LH and FSH levels to be in menopause within the last year. She is concerned about breaking her hip as she gets older and is seeking advice on osteoporosis prevention.</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72-year-old man complains of increasing calf pain when walking uphill. The symptoms have gradually increased over the past 3 months. The patient had an uncomplicated myocardial infarction 2 years earlier and a transient ischemic attack 6 months ago. Over the past month, his blood pressure has worsened despite previous control with diltiazem, hydrochlorothiazide, and propranolol. His is currently taking isosorbide dinitrate, hydrochlorothiazide, and aspirin. On physical examination, his blood pressure is 151/91 mm Hg, and his pulse is 67/min. There is a right carotid bruit. His lower extremities are slightly cool to the touch and have diminished pulses at the dorsalis pedis.</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
      <table:table table:name="Treatment" table:style-name="ta1">
        <table:table-column table:style-name="co1" table:default-cell-style-name="Default"/>
        <table:table-column table:style-name="co4" table:default-cell-style-name="Default"/>
        <table:table-row table:style-name="ro1">
          <table:table-cell office:value-type="string" calcext:value-type="string">
            <text:p>Description</text:p>
          </table:table-cell>
          <table:table-cell office:value-type="string" calcext:value-type="string">
            <text:p>Paper__-</text:p>
          </table:table-cell>
        </table:table-row>
        <table:table-row table:style-name="ro1">
          <table:table-cell office:value-type="string" calcext:value-type="string">
            <text:p>A 58-year-old African-American woman presents to the ER with episodic pressing/burning anterior chest pain that began two days earlier for the first time in her life. The pain started while she was walking, radiates to the back, and is accompanied by nausea, diaphoresis and mild dyspnea, but is not increased on inspiration. The latest episode of pain ended half an hour prior to her arrival. She is known to have hypertension and obesity. She denies smoking, diabetes, hypercholesterolemia, or a family history of heart disease. She currently takes no medications. Physical examination is normal. The EKG shows nonspecific changes.</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n 8-year-old male presents in March to the ER with fever up to 39 C, dyspnea and cough for 2 days. He has just returned from a 5 day vacation in Colorado. Parents report that prior to the onset of fever and cough, he had loose stools. He denies upper respiratory tract symptoms. On examination he is in respiratory distress and has bronchial respiratory sounds on the left. A chest x-ray shows bilateral lung infiltrates.</text:p>
          </table:table-cell>
          <table:table-cell office:value-type="string" calcext:value-type="string">
            <text:p>Current treatment for anorexia nervosa: efficacy, safety, and adherence</text:p>
          </table:table-cell>
        </table:table-row>
        <table:table-row table:style-name="ro1">
          <table:table-cell/>
          <table:table-cell office:value-type="string" calcext:value-type="string">
            <text:p>Radically open-dialectical behavior therapy for adult anorexia nervosa: feasibility and outcomes from an inpatient program</text:p>
          </table:table-cell>
        </table:table-row>
        <table:table-row table:style-name="ro1">
          <table:table-cell/>
          <table:table-cell office:value-type="string" calcext:value-type="string">
            <text:p>Predictors of the resumption of menses in adolescent anorexia nervosa</text:p>
          </table:table-cell>
        </table:table-row>
        <table:table-row table:style-name="ro1">
          <table:table-cell/>
          <table:table-cell office:value-type="string" calcext:value-type="string">
            <text:p>Evaluation of the efficacy and safety of olanzapine as an adjunctive treatment for anorexia nervosa in adolescent females: a randomized, double-blind, placebo-controlled trial</text:p>
          </table:table-cell>
        </table:table-row>
        <table:table-row table:style-name="ro1">
          <table:table-cell/>
          <table:table-cell office:value-type="string" calcext:value-type="string">
            <text:p>Explicit feedback to enhance the effect of an interim assessment: a cross-over study on learning effect and gender difference</text:p>
          </table:table-cell>
        </table:table-row>
        <table:table-row table:style-name="ro1">
          <table:table-cell/>
          <table:table-cell office:value-type="string" calcext:value-type="string">
            <text:p>Regional radiotherapy versus an axillary lymph node dissection after lumpectomy: a safe alternative for an axillary lymph node dissection in a clinically uninvolved axilla in breast cancer. A case control study with 10 years follow up</text:p>
          </table:table-cell>
        </table:table-row>
        <table:table-row table:style-name="ro1">
          <table:table-cell/>
          <table:table-cell office:value-type="string" calcext:value-type="string">
            <text:p>A case report of an ampullary tumor presenting with spontaneous perforation of an aberrant bile duct and treated with total laparoscopic pancreaticoduodenectomy</text:p>
          </table:table-cell>
        </table:table-row>
        <table:table-row table:style-name="ro1">
          <table:table-cell/>
          <table:table-cell office:value-type="string" calcext:value-type="string">
            <text:p>Electromyographic Analysis of the Triceps Surae Muscle Complex During Achilles Tendon Rehabilitation Program Exercises</text:p>
          </table:table-cell>
        </table:table-row>
        <table:table-row table:style-name="ro1">
          <table:table-cell/>
          <table:table-cell office:value-type="string" calcext:value-type="string">
            <text:p>Preventing and managing exacerbations in COPD – critical appraisal of the role of tiotropium</text:p>
          </table:table-cell>
        </table:table-row>
        <table:table-row table:style-name="ro1">
          <table:table-cell office:value-type="string" calcext:value-type="string">
            <text:p>A 58-year-old nonsmoker white female with mild exertional dyspnea and occasional cough is found to have a left lung mass on chest x-ray. She is otherwise asymptomatic. A neurologic examination is unremarkable, but a CT scan of the head shows a solitary mass in the right frontal lobe.</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2-year-old boy is brought to the emergency department by his parents for 5 days of high fever and irritability. The physical exam reveals conjunctivitis, strawberry tongue, inflammation of the hands and feet, desquamation of the skin of the fingers and toes, and cervical lymphadenopathy with the smallest node at 1.5 cm. The abdominal exam demonstrates tenderness and enlarged liver. Laboratory tests report elevated alanine aminotransferase, white blood cell count of 17,580/mm, albumin 2.1 g/dL, C-reactive protein 4.5 mg, erythrocyte sedimentation rate 60 mm/h, mild normochromic, normocytic anemia, and leukocytes in urine of 20/mL with no bacteria identified. The echocardiogram shows moderate dilation of the coronary arteries with possible coronary artery aneurysm.</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56-year-old female on 20th day post-left mastectomy presents to the emergency department complaining of shortness of breath and malaise. The patient says that she has remained in bed for the last two weeks. The physical examination reveals tenderness on the left upper thoracic wall and right calf. The surgical incision shows no bleeding or signs of infection. Pulmonary auscultation is significant for bilateral decreased breath sounds, especially at the right base. Laboratory tests reveal an elevated D-dimer.</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64-year-old obese female with diagnosis of diabetes mellitus and persistently elevated HbA1c. She is reluctant to see a nutritionist and is not compliant with her diabetes medication or exercise. She complains of a painful skin lesion on the left lower leg. She has tried using topical lotions and creams but the lesion has increased in size and is now oozing.</text:p>
          </table:table-cell>
          <table:table-cell office:value-type="string" calcext:value-type="string">
            <text:p>An alternative treatment of hyperlipidemia with red yeast rice: a case report</text:p>
          </table:table-cell>
        </table:table-row>
        <table:table-row table:style-name="ro1">
          <table:table-cell/>
          <table:table-cell office:value-type="string" calcext:value-type="string">
            <text:p>Achieving lipid goals with rosuvastatin compared with simvastatin in high risk patients in real clinical practice: a randomized, open-label, parallel-group, multi-center study: the DISCOVERY-Beta study</text:p>
          </table:table-cell>
        </table:table-row>
        <table:table-row table:style-name="ro1">
          <table:table-cell/>
          <table:table-cell office:value-type="string" calcext:value-type="string">
            <text:p>The parents’ knowledge and behavior towards the effects of using iron supplements on tooth staining and dental caries in Mashhad, Iran</text:p>
          </table:table-cell>
        </table:table-row>
        <table:table-row table:style-name="ro1">
          <table:table-cell/>
          <table:table-cell office:value-type="string" calcext:value-type="string">
            <text:p>Family-Based Hip-Hop to Health: Outcome Results</text:p>
          </table:table-cell>
        </table:table-row>
        <table:table-row table:style-name="ro1">
          <table:table-cell/>
          <table:table-cell office:value-type="string" calcext:value-type="string">
            <text:p>Is there benefit in optimising heart failure treatment in over-80 year-old patients? (HF-80 study): study protocol for a randomized controlled trial</text:p>
          </table:table-cell>
        </table:table-row>
        <table:table-row table:style-name="ro1">
          <table:table-cell/>
          <table:table-cell office:value-type="string" calcext:value-type="string">
            <text:p>Prospectively versus Retrospectively ECG-Gated 256-Slice CT Angiography to Assess Coronary Artery Bypass Grafts — Comparison of Image Quality and Radiation Dose</text:p>
          </table:table-cell>
        </table:table-row>
        <table:table-row table:style-name="ro1">
          <table:table-cell/>
          <table:table-cell office:value-type="string" calcext:value-type="string">
            <text:p>Bristol Girls Dance Project Feasibility Trial: outcome and process evaluation results</text:p>
          </table:table-cell>
        </table:table-row>
        <table:table-row table:style-name="ro1">
          <table:table-cell/>
          <table:table-cell office:value-type="string" calcext:value-type="string">
            <text:p>Laparoscopic-Assisted Vaginal Hysterectomy for Uteri Weighing 1000 Grams or More</text:p>
          </table:table-cell>
        </table:table-row>
        <table:table-row table:style-name="ro1">
          <table:table-cell/>
          <table:table-cell office:value-type="string" calcext:value-type="string">
            <text:p>Relationship between children’s oral health-related behaviors and their caregiver’s sense of coherence</text:p>
          </table:table-cell>
        </table:table-row>
        <table:table-row table:style-name="ro1">
          <table:table-cell/>
          <table:table-cell office:value-type="string" calcext:value-type="string">
            <text:p>Split Course Hyperfractionated Accelerated Radio-Chemotherapy (SCHARC) for patients with advanced head and neck cancer: Influence of protocol deviations and hemoglobin on overall survival, a retrospective analysis</text:p>
          </table:table-cell>
        </table:table-row>
        <table:table-row table:style-name="ro1">
          <table:table-cell office:value-type="string" calcext:value-type="string">
            <text:p>A 26-year-old obese woman with a history of bipolar disorder complains that her recent struggles with her weight and eating have caused her to feel depressed. She states that she has recently had difficulty sleeping and feels excessively anxious and agitated. She also states that she has had thoughts of suicide. She often finds herself fidgety and unable to sit still for extended periods of time. Her family tells her that she is increasingly irritable. Her current medications include lithium carbonate and zolpidem.</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62-year-old man sees a neurologist for progressive memory loss and jerking movements of the lower extremities. Neurologic examination confirms severe cognitive deficits and memory dysfunction. An electroencephalogram shows generalized periodic sharp waves. Neuroimaging studies show moderately advanced cerebral atrophy. A cortical biopsy shows diffuse vacuolar changes of the gray matter with reactive astrocytosis but no inflammatory infiltration.</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43-year-old woman visits her dermatologist for lesions on her neck. On examination, multiple lesions are seen. Each lesion is small soft, and pedunculated. The largest lesion is about 4 mm in diameter. The color of different lesions varies from flesh colored to slightly hyperpigmented.</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physician is called to see a 67-year-old woman who underwent cardiac catheterization via the right femoral artery earlier in the morning. She is now complaining of a cool right foot. Upon examination she has a pulsatile mass in her right groin with loss of distal pulses, and auscultation reveals a bruit over the point at which the right femoral artery was entered.</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40-year-old woman with no past medical history presents to the ER with excruciating pain in her right arm that had started 1 hour prior to her admission. She denies trauma. On examination she is pale and in moderate discomfort, as well as tachypneic and tachycardic. Her body temperature is normal and her blood pressure is 80/60. Her right arm has no discoloration or movement limitation.</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25-year-old woman presents to the clinic complaining of prolonged fatigue. She denies difficulty sleeping and sleeps an average of 8 hours a night. She also notes hair loss, a change in her voice and weight gain during the previous 6 months. She complains of cold intolerance. On examination she has a prominent, soft, uniform anterior cervical mass at the midline.</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30-year-old generally healthy woman presents with shortness of breath that had started 2 hours before admission. She has had no health problems in the past besides 2 natural abortions. She had given birth to a healthy child 3 weeks before. On examination, she is apprehensive, tachypneic and tachycardic, her blood pressure is 110/70 and her oxygen saturation 92%. Otherwise, physical examination is unremarkable. Her chest x-ray and CBC are normal.</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n 85-year-old man is brought to the ER because of gradual decrease in his level of consciousness. In the last 3 days he stopped walking and eating by himself. He has had no fever, cough, rash or diarrhea. His daughter recalls that he had been involved in a car accident 3 weeks prior to his admission and had a normal head CT at that time.</text:p>
          </table:table-cell>
          <table:table-cell office:value-type="string" calcext:value-type="string">
            <text:p>Current treatment for anorexia nervosa: efficacy, safety, and adherence</text:p>
          </table:table-cell>
        </table:table-row>
        <table:table-row table:style-name="ro1">
          <table:table-cell/>
          <table:table-cell office:value-type="string" calcext:value-type="string">
            <text:p>Radically open-dialectical behavior therapy for adult anorexia nervosa: feasibility and outcomes from an inpatient program</text:p>
          </table:table-cell>
        </table:table-row>
        <table:table-row table:style-name="ro1">
          <table:table-cell/>
          <table:table-cell office:value-type="string" calcext:value-type="string">
            <text:p>Predictors of the resumption of menses in adolescent anorexia nervosa</text:p>
          </table:table-cell>
        </table:table-row>
        <table:table-row table:style-name="ro1">
          <table:table-cell/>
          <table:table-cell office:value-type="string" calcext:value-type="string">
            <text:p>Evaluation of the efficacy and safety of olanzapine as an adjunctive treatment for anorexia nervosa in adolescent females: a randomized, double-blind, placebo-controlled trial</text:p>
          </table:table-cell>
        </table:table-row>
        <table:table-row table:style-name="ro1">
          <table:table-cell/>
          <table:table-cell office:value-type="string" calcext:value-type="string">
            <text:p>Explicit feedback to enhance the effect of an interim assessment: a cross-over study on learning effect and gender difference</text:p>
          </table:table-cell>
        </table:table-row>
        <table:table-row table:style-name="ro1">
          <table:table-cell/>
          <table:table-cell office:value-type="string" calcext:value-type="string">
            <text:p>Regional radiotherapy versus an axillary lymph node dissection after lumpectomy: a safe alternative for an axillary lymph node dissection in a clinically uninvolved axilla in breast cancer. A case control study with 10 years follow up</text:p>
          </table:table-cell>
        </table:table-row>
        <table:table-row table:style-name="ro1">
          <table:table-cell/>
          <table:table-cell office:value-type="string" calcext:value-type="string">
            <text:p>A case report of an ampullary tumor presenting with spontaneous perforation of an aberrant bile duct and treated with total laparoscopic pancreaticoduodenectomy</text:p>
          </table:table-cell>
        </table:table-row>
        <table:table-row table:style-name="ro1">
          <table:table-cell/>
          <table:table-cell office:value-type="string" calcext:value-type="string">
            <text:p>Electromyographic Analysis of the Triceps Surae Muscle Complex During Achilles Tendon Rehabilitation Program Exercises</text:p>
          </table:table-cell>
        </table:table-row>
        <table:table-row table:style-name="ro1">
          <table:table-cell/>
          <table:table-cell office:value-type="string" calcext:value-type="string">
            <text:p>Preventing and managing exacerbations in COPD – critical appraisal of the role of tiotropium</text:p>
          </table:table-cell>
        </table:table-row>
        <table:table-row table:style-name="ro1">
          <table:table-cell office:value-type="string" calcext:value-type="string">
            <text:p>A 36-year-old woman presents to the emergency department with 12 weeks of amenorrhea, vaginal spotting that has increased since yesterday, lower abdominal tenderness, nausea and vomiting. The physical exam reveals overall tender abdomen, 18-week sized uterus, and cervical dilation of 2 cm. The complete blood count and biochemical profile are normal. Point of care pregnancy test with cut-off sensitivity of 25 mIU/ml Beta-HCG is negative. The ultrasound reports enlarged uterus (12 cm x 9 cm x 7 cms) with multiple cystic areas in the interior. The differential diagnosis includes vesicular mole vs fibroid degeneration.</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28-year-old female with neck and shoulder pain and left hand and arm paresthesias three weeks after returning from a trip to California where she attended a stray animal recovery campaign. Her physical exam was unremarkable except for slight tremors and almost imperceptible spasticity. She was prescribed NSAIDS and a topical muscle relaxant. She was brought in to the ER three days later with spastic arm movements, sweating, increasing agitation and anxiety, malaise, difficultly swallowing and marked hydrophobia, and was immediately hospitalized.</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48-year-old white male with history of common variable immunodeficiency (CVID) with acute abdominal pain, fever, dehydration, HR of 132 bpm, BP 80/40. The physical examination is remarkable for tenderness and positive Murphy sign. Abdominal ultrasound shows hepatomegaly and abundant free intraperitoneal fluid. Exploratory laparotomy reveals a ruptured liver abscess, which is then surgically drained. After surgery, the patient is taken to the ICU.</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6-month-old male infant has a urine output of less than 0.2 mL/kg/hr shortly after undergoing major surgery. On examination, he has generalized edema. His blood pressure is 115/80 mm Hg, his pulse is 141/min, and his respirations are 18/min. His blood urea nitrogen is 33 mg/dL, and his serum creatinine is 1.3 mg/dL. Initial urinalysis shows specific gravity of 1.017. Microscopic examination of the urine sample reveals 1 WBC per high-power field (HPF), 18 RBCs per HPF, and 5 granular casts per HPF. His fractional excretion of sodium is 3.3%.</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52-year-old African American man with a history of heavy smoking and drinking, describes progressive dysphagia that began several months ago. He first noticed difficulty swallowing meat. His trouble swallowing then progressed to include other solid foods, soft foods, and then liquids. He is able to locate the point where food is obstructed at the lower end of his sternum. He has lost a total of 25 pounds.</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32-year-old woman is admitted to the ER following a car accident. She has sustained multiple injuries including upper and lower extremity fractures. She is fully awake and alert, and she reports that she was not wearing a seat belt. Her blood pressure is 134/74 mm Hg, and her pulse is 87/min. Physical examination reveals a tender abdomen with guarding and rebound in all four quadrants. She has no bowel sounds.</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21-year-old female is evaluated for progressive arthralgias and malaise. On examination she is found to have alopecia, a rash mainly distributed on the bridge of her nose and her cheeks, a delicate non-palpable purpura on her calves, and swelling and tenderness of her wrists and ankles. Her lab shows normocytic anemia, thrombocytopenia, a 4/4 positive ANA and anti-dsDNA. Her urine is positive for protein and RBC casts.</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15-year-old girl presents to the ER with abdominal pain. The pain appeared gradually and was periumbilical at first, localizing to the right lower quadrant over hours. She has had no appetite since yesterday but denies diarrhea. She has had no sexual partners and her menses are regular. On examination, she has localized rebound tenderness over the right lower quadrant. On an abdominal ultrasound, a markedly edematous appendix is seen.</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63-year-old man presents with cough and shortness of breath. His past medical history is notable for heavy smoking, spinal stenosis, diabetes, hypothyroidism and mild psoriasis. He also has a family history of early onset dementia. His symptoms began about a week prior to his admission, with productive cough, purulent sputum and difficulty breathing, requiring him to use his home oxygen for the past 24 hours. He denies fever. On examination he is cyanotic, tachypneic, with a barrel shaped chest and diffuse rales over his lungs. A chest x-ray is notable for hyperinflation with no consolidation.</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33-year-old male athlete presented to the ER with acute abdominal pain. Family member says the patient fell off his bike a week earlier and suffered blunt trauma to the left hemi-abdomen, and he has had mild abdominal pain since that day. The patient's history is negative for smoking, drugs, and alcohol. BP\: 60/30 mmHg, HR\: 140/min. The patient is pale, the physical examination of the abdomen revealed muscle contraction and resistance. Emergency ultrasound and CT scan of the abdomen reveal extended intraperitoneal hemorrhage due to spleen rupture.</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n 8-year-old boy fell from his bike striking his left temple on the pavement. There was no immediate loss of consciousness, and a brief examination at the scene noted his pupils were symmetrical, reactive to the light, and he was moving all four limbs. Half an hour after the fall the child became drowsy, pale, and vomited. He was transferred to the emergency department. Upon arrival the heart rate was 52/min, blood pressure of 155/98. The Glasgow Coma Scale (GCS) was 6/15, the pupils were asymmetrical and movement of the right upper and lower extremities was impaired. The neurosurgical team advised deferring the CT scan in favor of initiating immediate treatment.</text:p>
          </table:table-cell>
          <table:table-cell office:value-type="string" calcext:value-type="string">
            <text:p>Current treatment for anorexia nervosa: efficacy, safety, and adherence</text:p>
          </table:table-cell>
        </table:table-row>
        <table:table-row table:style-name="ro1">
          <table:table-cell/>
          <table:table-cell office:value-type="string" calcext:value-type="string">
            <text:p>Radically open-dialectical behavior therapy for adult anorexia nervosa: feasibility and outcomes from an inpatient program</text:p>
          </table:table-cell>
        </table:table-row>
        <table:table-row table:style-name="ro1">
          <table:table-cell/>
          <table:table-cell office:value-type="string" calcext:value-type="string">
            <text:p>Predictors of the resumption of menses in adolescent anorexia nervosa</text:p>
          </table:table-cell>
        </table:table-row>
        <table:table-row table:style-name="ro1">
          <table:table-cell/>
          <table:table-cell office:value-type="string" calcext:value-type="string">
            <text:p>Evaluation of the efficacy and safety of olanzapine as an adjunctive treatment for anorexia nervosa in adolescent females: a randomized, double-blind, placebo-controlled trial</text:p>
          </table:table-cell>
        </table:table-row>
        <table:table-row table:style-name="ro1">
          <table:table-cell/>
          <table:table-cell office:value-type="string" calcext:value-type="string">
            <text:p>Explicit feedback to enhance the effect of an interim assessment: a cross-over study on learning effect and gender difference</text:p>
          </table:table-cell>
        </table:table-row>
        <table:table-row table:style-name="ro1">
          <table:table-cell/>
          <table:table-cell office:value-type="string" calcext:value-type="string">
            <text:p>Regional radiotherapy versus an axillary lymph node dissection after lumpectomy: a safe alternative for an axillary lymph node dissection in a clinically uninvolved axilla in breast cancer. A case control study with 10 years follow up</text:p>
          </table:table-cell>
        </table:table-row>
        <table:table-row table:style-name="ro1">
          <table:table-cell/>
          <table:table-cell office:value-type="string" calcext:value-type="string">
            <text:p>A case report of an ampullary tumor presenting with spontaneous perforation of an aberrant bile duct and treated with total laparoscopic pancreaticoduodenectomy</text:p>
          </table:table-cell>
        </table:table-row>
        <table:table-row table:style-name="ro1">
          <table:table-cell/>
          <table:table-cell office:value-type="string" calcext:value-type="string">
            <text:p>Electromyographic Analysis of the Triceps Surae Muscle Complex During Achilles Tendon Rehabilitation Program Exercises</text:p>
          </table:table-cell>
        </table:table-row>
        <table:table-row table:style-name="ro1">
          <table:table-cell/>
          <table:table-cell office:value-type="string" calcext:value-type="string">
            <text:p>Preventing and managing exacerbations in COPD – critical appraisal of the role of tiotropium</text:p>
          </table:table-cell>
        </table:table-row>
        <table:table-row table:style-name="ro1">
          <table:table-cell office:value-type="string" calcext:value-type="string">
            <text:p>A group of 14 humanitarian service workers is preparing a trip to the Amazon Rainforest region in Brazil. All the members of the group have traveled on multiple occasions and have up-to-date vaccine certificates. Malaria Chemoprophylaxis is indicated but three of the women are in different stages of pregnancy.</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21-year-old college student undergoes colonoscopy due to family history of multiple polyps in his older siblings. His brother underwent total proctocolectomy at age 22, and his sister underwent a total proctocolectomy at age 28, after both were found to have hundreds of colonic adenomas on colonoscopy. Both siblings are currently well without any findings of neoplasms. The patient undergoes sigmoidoscopy and is found to have dozens of small colonic polyps within rectosigmoid. Several of these are biopsied and are all benign adenomas.</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31-year-old woman is seen in clinic with amenorrhea. She had menarche at age 14 and has had normal periods since then. However, her last menstrual period was 7 months ago. She also complains of an occasional milky nipple discharge. She is currently taking no mediations and would like to become pregnant soon. Examination shows a whitish nipple discharge bilaterally, but the rest of the examination is normal. Urine human chorionic gonadotropin (hCG) is negative, thyroid stimulating hormone (TSH) is normal, but prolactin is elevated.</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51-year-old woman is seen in clinic for advice on osteoporosis. She has a past medical history of significant hypertension and diet-controlled diabetes mellitus. She currently smokes 1 pack of cigarettes per day. She was documented by previous LH and FSH levels to be in menopause within the last year. She is concerned about breaking her hip as she gets older and is seeking advice on osteoporosis prevention.</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row table:style-name="ro1">
          <table:table-cell office:value-type="string" calcext:value-type="string">
            <text:p>A 72-year-old man complains of increasing calf pain when walking uphill. The symptoms have gradually increased over the past 3 months. The patient had an uncomplicated myocardial infarction 2 years earlier and a transient ischemic attack 6 months ago. Over the past month, his blood pressure has worsened despite previous control with diltiazem, hydrochlorothiazide, and propranolol. His is currently taking isosorbide dinitrate, hydrochlorothiazide, and aspirin. On physical examination, his blood pressure is 151/91 mm Hg, and his pulse is 67/min. There is a right carotid bruit. His lower extremities are slightly cool to the touch and have diminished pulses at the dorsalis pedis.</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Telephone follow-up to a mail survey: when to offer an interview compared to a reminder call</text:p>
          </table:table-cell>
        </table:table-row>
        <table:table-row table:style-name="ro1">
          <table:table-cell/>
          <table:table-cell office:value-type="string" calcext:value-type="string">
            <text:p>Quetiapine fumarate augmentation for patients with a primary anxiety disorder or a mood disorder: a pilot study</text:p>
          </table:table-cell>
        </table:table-row>
        <table:table-row table:style-name="ro1">
          <table:table-cell/>
          <table:table-cell office:value-type="string" calcext:value-type="string">
            <text:p>A Blend of Phellodendron and Crape Myrtle Improves Glucose Tolerance in Exercise-Trained Men</text:p>
          </table:table-cell>
        </table:table-row>
        <table:table-row table:style-name="ro1">
          <table:table-cell/>
          <table:table-cell office:value-type="string" calcext:value-type="string">
            <text:p>The transitive fallacy for randomized trials: If A bests B and B bests C in separate trials, is A better than C?</text:p>
          </table:table-cell>
        </table:table-row>
        <table:table-row table:style-name="ro1">
          <table:table-cell/>
          <table:table-cell office:value-type="string" calcext:value-type="string">
            <text:p>Phase IV of Drug Development</text:p>
          </table:table-cell>
        </table:table-row>
        <table:table-row table:style-name="ro1">
          <table:table-cell/>
          <table:table-cell office:value-type="string" calcext:value-type="string">
            <text:p>The Effect of Vitamin A Supplementation on Biochemical Parameters in Multiple Sclerosis Patients</text:p>
          </table:table-cell>
        </table:table-row>
        <table:table-row table:style-name="ro1">
          <table:table-cell/>
          <table:table-cell office:value-type="string" calcext:value-type="string">
            <text:p>Specific inhibition of the endothelin A receptor with ZD4054: clinical and pre-clinical evidence</text:p>
          </table:table-cell>
        </table:table-row>
        <table:table-row table:style-name="ro1">
          <table:table-cell/>
          <table:table-cell office:value-type="string" calcext:value-type="string">
            <text:p>Does an offer for a free on-line continuing medical education (CME) activity increase physician survey response rate? A randomized trial</text:p>
          </table:table-cell>
        </table:table-row>
        <table:table-row table:style-name="ro1">
          <table:table-cell/>
          <table:table-cell office:value-type="string" calcext:value-type="string">
            <text:p>Statistical Issues in TBI Clinical Studie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04T14:25:17.625133737</dc:date>
    <meta:editing-duration>PT3M13S</meta:editing-duration>
    <meta:editing-cycles>1</meta:editing-cycles>
    <meta:document-statistic meta:table-count="2" meta:cell-count="661" meta:object-count="0"/>
    <meta:generator>LibreOffice/6.0.7.3$Linux_X86_64 LibreOffice_project/00m0$Build-3</meta:generator>
  </office:meta>
</office:document-meta>
</file>